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4.8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63.94mm"/>
    </style:style>
    <style:style style:name="co6" style:family="table-column">
      <style:table-column-properties fo:break-before="auto" style:column-width="22.58mm"/>
    </style:style>
    <style:style style:name="ro3" style:family="table-row">
      <style:table-row-properties style:row-height="3.8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4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2" table:default-cell-style-name="Default"/>
        </table:table-header-columns>
        <table:table-column table:style-name="co3" table:number-columns-repeated="55" table:default-cell-style-name="Default"/>
        <table:table-column table:style-name="co4" table:default-cell-style-name="Default"/>
        <table:table-header-rows>
          <table:table-row table:style-name="ro2">
            <table:table-cell table:style-name="SmalltalkValue" office:value-type="string" calcext:value-type="string" table:number-columns-spanned="13" table:number-rows-spanned="1">
              <text:p>me@#schoolName</text:p>
            </table:table-cell>
            <table:covered-table-cell table:number-columns-repeated="12" table:style-name="ce2"/>
            <table:table-cell table:style-name="ce2" office:value-type="string" calcext:value-type="string">
              <text:p>Lehrerplan</text:p>
            </table:table-cell>
            <table:table-cell table:style-name="ce2" table:number-columns-repeated="2"/>
            <table:table-cell table:style-name="SmalltalkValue" office:value-type="string" calcext:value-type="string">
              <text:p>me@#period</text:p>
            </table:table-cell>
            <table:table-cell table:style-name="ce2" table:number-columns-repeated="9"/>
            <table:table-cell table:number-columns-repeated="29"/>
            <table:table-cell table:style-name="ce4" office:value-type="string" calcext:value-type="string">
              <text:p>Stand:</text:p>
            </table:table-cell>
            <table:table-cell table:style-name="SmalltalkValue" office:value-type="string" calcext:value-type="string">
              <text:p>me@#reportDate</text:p>
            </table:table-cell>
          </table:table-row>
          <table:table-row table:style-name="ro4">
            <table:table-cell table:number-columns-repeated="6"/>
            <table:table-cell table:style-name="ce3" table:number-columns-repeated="2"/>
            <table:table-cell table:number-columns-repeated="49"/>
          </table:table-row>
          <table:table-row table:style-name="ro3">
            <table:table-cell table:style-name="ce1"/>
            <table:table-cell table:style-name="ce3" office:value-type="string" calcext:value-type="string" table:number-columns-spanned="11" table:number-rows-spanned="1">
              <text:p>Mon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Diens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Mittwoch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Donners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 office:value-type="string" calcext:value-type="string" table:number-columns-spanned="11" table:number-rows-spanned="1">
              <text:p>Freitag</text:p>
            </table:table-cell>
            <table:covered-table-cell table:number-columns-repeated="4"/>
            <table:covered-table-cell table:number-columns-repeated="2" table:style-name="ce3"/>
            <table:covered-table-cell table:number-columns-repeated="4"/>
            <table:table-cell/>
          </table:table-row>
          <table:table-row table:style-name="ro3">
            <table:table-cell office:value-type="string" calcext:value-type="string">
              <text:p>Lehrer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table:style-name="Lesson1" office:value-type="float" office:value="1" calcext:value-type="float">
              <text:p>1</text:p>
            </table:table-cell>
            <table:table-cell table:style-name="Lesson" office:value-type="float" office:value="2" calcext:value-type="float">
              <text:p>2</text:p>
            </table:table-cell>
            <table:table-cell table:style-name="Lesson" office:value-type="float" office:value="3" calcext:value-type="float">
              <text:p>3</text:p>
            </table:table-cell>
            <table:table-cell table:style-name="Lesson" office:value-type="float" office:value="4" calcext:value-type="float">
              <text:p>4</text:p>
            </table:table-cell>
            <table:table-cell table:style-name="Lesson" office:value-type="float" office:value="5" calcext:value-type="float">
              <text:p>5</text:p>
            </table:table-cell>
            <table:table-cell table:style-name="Lesson6" office:value-type="float" office:value="6" calcext:value-type="float">
              <text:p>6</text:p>
            </table:table-cell>
            <table:table-cell table:style-name="Lesson7" office:value-type="float" office:value="7" calcext:value-type="float">
              <text:p>7</text:p>
            </table:table-cell>
            <table:table-cell table:style-name="Lesson" office:value-type="float" office:value="8" calcext:value-type="float">
              <text:p>8</text:p>
            </table:table-cell>
            <table:table-cell table:style-name="Lesson" office:value-type="float" office:value="9" calcext:value-type="float">
              <text:p>9</text:p>
            </table:table-cell>
            <table:table-cell table:style-name="Lesson" office:value-type="float" office:value="10" calcext:value-type="float">
              <text:p>10</text:p>
            </table:table-cell>
            <table:table-cell table:style-name="Lesson" office:value-type="float" office:value="11" calcext:value-type="float">
              <text:p>11</text:p>
            </table:table-cell>
            <table:table-cell office:value-type="string" calcext:value-type="string">
              <text:p>Lehrer</text:p>
            </table:table-cell>
          </table:table-row>
        </table:table-header-rows>
        <table:table-row table:style-name="ro3">
          <table:table-cell table:style-name="SmalltalkCode" office:value-type="string" calcext:value-type="string">
            <text:p>me at: #teachers do: [ :row |</text:p>
          </table:table-cell>
          <table:table-cell table:number-columns-repeated="56"/>
        </table:table-row>
        <table:table-row table:style-name="ro5">
          <table:table-cell table:style-name="SmalltalkLiteral" office:value-type="string" calcext:value-type="string">
            <text:p>me cell: (row@#lehrer) style: 'Teacher'</text:p>
          </table:table-cell>
          <table:table-cell table:style-name="SmalltalkLiteral" office:value-type="string" calcext:value-type="string">
            <text:p>me cell: (row@#d0s1) style: 'Lesson1'</text:p>
          </table:table-cell>
          <table:table-cell table:style-name="SmalltalkLiteral" office:value-type="string" calcext:value-type="string">
            <text:p>me cell: (row@#d0s2) style: 'Lesson'</text:p>
          </table:table-cell>
          <table:table-cell table:style-name="SmalltalkLiteral" office:value-type="string" calcext:value-type="string">
            <text:p>me cell: (row@#d0s3) style: 'Lesson'</text:p>
          </table:table-cell>
          <table:table-cell table:style-name="SmalltalkLiteral" office:value-type="string" calcext:value-type="string">
            <text:p>me cell: (row@#d0s4) style: 'Lesson'</text:p>
          </table:table-cell>
          <table:table-cell table:style-name="SmalltalkLiteral" office:value-type="string" calcext:value-type="string">
            <text:p>me cell: (row@#d0s5) style: 'Lesson'</text:p>
          </table:table-cell>
          <table:table-cell table:style-name="SmalltalkLiteral" office:value-type="string" calcext:value-type="string">
            <text:p>me cell: (row@#d0s6) style: 'Lesson6'</text:p>
          </table:table-cell>
          <table:table-cell table:style-name="SmalltalkLiteral" office:value-type="string" calcext:value-type="string">
            <text:p>me cell: (row@#d0s7) style: 'Lesson7'</text:p>
          </table:table-cell>
          <table:table-cell table:style-name="SmalltalkLiteral" office:value-type="string" calcext:value-type="string">
            <text:p>me cell: (row@#d0s8) style: 'Lesson'</text:p>
          </table:table-cell>
          <table:table-cell table:style-name="SmalltalkLiteral" office:value-type="string" calcext:value-type="string">
            <text:p>me cell: (row@#d0s9) style: 'Lesson'</text:p>
          </table:table-cell>
          <table:table-cell table:style-name="SmalltalkLiteral" office:value-type="string" calcext:value-type="string">
            <text:p>me cell: (row@#d0s10) style: 'Lesson'</text:p>
          </table:table-cell>
          <table:table-cell table:style-name="SmalltalkLiteral" office:value-type="string" calcext:value-type="string">
            <text:p>me cell: (row@#d0s11) style: 'Lesson'</text:p>
          </table:table-cell>
          <table:table-cell table:style-name="SmalltalkLiteral" office:value-type="string" calcext:value-type="string">
            <text:p>me cell: (row@#d1s1) style: 'Lesson1'</text:p>
          </table:table-cell>
          <table:table-cell table:style-name="SmalltalkLiteral" office:value-type="string" calcext:value-type="string">
            <text:p>me cell: (row@#d1s2) style: 'Lesson'</text:p>
          </table:table-cell>
          <table:table-cell table:style-name="SmalltalkLiteral" office:value-type="string" calcext:value-type="string">
            <text:p>me cell: (row@#d1s3) style: 'Lesson'</text:p>
          </table:table-cell>
          <table:table-cell table:style-name="SmalltalkLiteral" office:value-type="string" calcext:value-type="string">
            <text:p>me cell: (row@#d1s4) style: 'Lesson'</text:p>
          </table:table-cell>
          <table:table-cell table:style-name="SmalltalkLiteral" office:value-type="string" calcext:value-type="string">
            <text:p>me cell: (row@#d1s5) style: 'Lesson'</text:p>
          </table:table-cell>
          <table:table-cell table:style-name="SmalltalkLiteral" office:value-type="string" calcext:value-type="string">
            <text:p>me cell: (row@#d1s6) style: 'Lesson6'</text:p>
          </table:table-cell>
          <table:table-cell table:style-name="SmalltalkLiteral" office:value-type="string" calcext:value-type="string">
            <text:p>me cell: (row@#d1s7) style: 'Lesson7'</text:p>
          </table:table-cell>
          <table:table-cell table:style-name="SmalltalkLiteral" office:value-type="string" calcext:value-type="string">
            <text:p>me cell: (row@#d1s8) style: 'Lesson'</text:p>
          </table:table-cell>
          <table:table-cell table:style-name="SmalltalkLiteral" office:value-type="string" calcext:value-type="string">
            <text:p>me cell: (row@#d1s9) style: 'Lesson'</text:p>
          </table:table-cell>
          <table:table-cell table:style-name="SmalltalkLiteral" office:value-type="string" calcext:value-type="string">
            <text:p>me cell: (row@#d1s10) style: 'Lesson'</text:p>
          </table:table-cell>
          <table:table-cell table:style-name="SmalltalkLiteral" office:value-type="string" calcext:value-type="string">
            <text:p>me cell: (row@#d1s11) style: 'Lesson'</text:p>
          </table:table-cell>
          <table:table-cell table:style-name="SmalltalkLiteral" office:value-type="string" calcext:value-type="string">
            <text:p>me cell: (row@#d2s1) style: 'Lesson1'</text:p>
          </table:table-cell>
          <table:table-cell table:style-name="SmalltalkLiteral" office:value-type="string" calcext:value-type="string">
            <text:p>me cell: (row@#d2s2) style: 'Lesson'</text:p>
          </table:table-cell>
          <table:table-cell table:style-name="SmalltalkLiteral" office:value-type="string" calcext:value-type="string">
            <text:p>me cell: (row@#d2s3) style: 'Lesson'</text:p>
          </table:table-cell>
          <table:table-cell table:style-name="SmalltalkLiteral" office:value-type="string" calcext:value-type="string">
            <text:p>me cell: (row@#d2s4) style: 'Lesson'</text:p>
          </table:table-cell>
          <table:table-cell table:style-name="SmalltalkLiteral" office:value-type="string" calcext:value-type="string">
            <text:p>me cell: (row@#d2s5) style: 'Lesson'</text:p>
          </table:table-cell>
          <table:table-cell table:style-name="SmalltalkLiteral" office:value-type="string" calcext:value-type="string">
            <text:p>me cell: (row@#d2s6) style: 'Lesson6'</text:p>
          </table:table-cell>
          <table:table-cell table:style-name="SmalltalkLiteral" office:value-type="string" calcext:value-type="string">
            <text:p>me cell: (row@#d2s7) style: 'Lesson7'</text:p>
          </table:table-cell>
          <table:table-cell table:style-name="SmalltalkLiteral" office:value-type="string" calcext:value-type="string">
            <text:p>me cell: (row@#d2s8) style: 'Lesson'</text:p>
          </table:table-cell>
          <table:table-cell table:style-name="SmalltalkLiteral" office:value-type="string" calcext:value-type="string">
            <text:p>me cell: (row@#d2s9) style: 'Lesson'</text:p>
          </table:table-cell>
          <table:table-cell table:style-name="SmalltalkLiteral" office:value-type="string" calcext:value-type="string">
            <text:p>me cell: (row@#d2s10) style: 'Lesson'</text:p>
          </table:table-cell>
          <table:table-cell table:style-name="SmalltalkLiteral" office:value-type="string" calcext:value-type="string">
            <text:p>me cell: (row@#d2s11) style: 'Lesson'</text:p>
          </table:table-cell>
          <table:table-cell table:style-name="SmalltalkLiteral" office:value-type="string" calcext:value-type="string">
            <text:p>me cell: (row@#d3s1) style: 'Lesson1'</text:p>
          </table:table-cell>
          <table:table-cell table:style-name="SmalltalkLiteral" office:value-type="string" calcext:value-type="string">
            <text:p>me cell: (row@#d3s2) style: 'Lesson'</text:p>
          </table:table-cell>
          <table:table-cell table:style-name="SmalltalkLiteral" office:value-type="string" calcext:value-type="string">
            <text:p>me cell: (row@#d3s3) style: 'Lesson'</text:p>
          </table:table-cell>
          <table:table-cell table:style-name="SmalltalkLiteral" office:value-type="string" calcext:value-type="string">
            <text:p>me cell: (row@#d3s4) style: 'Lesson'</text:p>
          </table:table-cell>
          <table:table-cell table:style-name="SmalltalkLiteral" office:value-type="string" calcext:value-type="string">
            <text:p>me cell: (row@#d3s5) style: 'Lesson'</text:p>
          </table:table-cell>
          <table:table-cell table:style-name="SmalltalkLiteral" office:value-type="string" calcext:value-type="string">
            <text:p>me cell: (row@#d3s6) style: 'Lesson6'</text:p>
          </table:table-cell>
          <table:table-cell table:style-name="SmalltalkLiteral" office:value-type="string" calcext:value-type="string">
            <text:p>me cell: (row@#d3s7) style: 'Lesson7'</text:p>
          </table:table-cell>
          <table:table-cell table:style-name="SmalltalkLiteral" office:value-type="string" calcext:value-type="string">
            <text:p>me cell: (row@#d3s8) style: 'Lesson'</text:p>
          </table:table-cell>
          <table:table-cell table:style-name="SmalltalkLiteral" office:value-type="string" calcext:value-type="string">
            <text:p>me cell: (row@#d3s9) style: 'Lesson'</text:p>
          </table:table-cell>
          <table:table-cell table:style-name="SmalltalkLiteral" office:value-type="string" calcext:value-type="string">
            <text:p>me cell: (row@#d3s10) style: 'Lesson'</text:p>
          </table:table-cell>
          <table:table-cell table:style-name="SmalltalkLiteral" office:value-type="string" calcext:value-type="string">
            <text:p>me cell: (row@#d3s11) style: 'Lesson'</text:p>
          </table:table-cell>
          <table:table-cell table:style-name="SmalltalkLiteral" office:value-type="string" calcext:value-type="string">
            <text:p>me cell: (row@#d4s1) style: 'Lesson1'</text:p>
          </table:table-cell>
          <table:table-cell table:style-name="SmalltalkLiteral" office:value-type="string" calcext:value-type="string">
            <text:p>me cell: (row@#d4s2) style: 'Lesson'</text:p>
          </table:table-cell>
          <table:table-cell table:style-name="SmalltalkLiteral" office:value-type="string" calcext:value-type="string">
            <text:p>me cell: (row@#d4s3) style: 'Lesson'</text:p>
          </table:table-cell>
          <table:table-cell table:style-name="SmalltalkLiteral" office:value-type="string" calcext:value-type="string">
            <text:p>me cell: (row@#d4s4) style: 'Lesson'</text:p>
          </table:table-cell>
          <table:table-cell table:style-name="SmalltalkLiteral" office:value-type="string" calcext:value-type="string">
            <text:p>me cell: (row@#d4s5) style: 'Lesson'</text:p>
          </table:table-cell>
          <table:table-cell table:style-name="SmalltalkLiteral" office:value-type="string" calcext:value-type="string">
            <text:p>me cell: (row@#d4s6) style: 'Lesson6'</text:p>
          </table:table-cell>
          <table:table-cell table:style-name="SmalltalkLiteral" office:value-type="string" calcext:value-type="string">
            <text:p>me cell: (row@#d4s7) style: 'Lesson7'</text:p>
          </table:table-cell>
          <table:table-cell table:style-name="SmalltalkLiteral" office:value-type="string" calcext:value-type="string">
            <text:p>me cell: (row@#d4s8) style: 'Lesson'</text:p>
          </table:table-cell>
          <table:table-cell table:style-name="SmalltalkLiteral" office:value-type="string" calcext:value-type="string">
            <text:p>me cell: (row@#d4s9) style: 'Lesson'</text:p>
          </table:table-cell>
          <table:table-cell table:style-name="SmalltalkLiteral" office:value-type="string" calcext:value-type="string">
            <text:p>me cell: (row@#d4s10) style: 'Lesson'</text:p>
          </table:table-cell>
          <table:table-cell table:style-name="SmalltalkLiteral" office:value-type="string" calcext:value-type="string">
            <text:p>me cell: (row@#d4s11) style: 'Lesson'</text:p>
          </table:table-cell>
          <table:table-cell table:style-name="SmalltalkLiteral" office:value-type="string" calcext:value-type="string">
            <text:p>me cell: (row@#lehrer) style: 'TeacherRight'</text:p>
          </table:table-cell>
        </table:table-row>
        <table:table-row table:style-name="ro3">
          <table:table-cell table:style-name="SmalltalkCode" office:value-type="string" calcext:value-type="string">
            <text:p>]</text:p>
          </table:table-cell>
          <table:table-cell table:number-columns-repeated="56"/>
        </table:table-row>
        <table:table-row table:style-name="ro3" table:number-rows-repeated="65529">
          <table:table-cell table:number-columns-repeated="6"/>
          <table:table-cell table:style-name="ce3" table:number-columns-repeated="2"/>
          <table:table-cell table:number-columns-repeated="49"/>
        </table:table-row>
        <table:table-row table:style-name="ro3" table:number-rows-repeated="983039">
          <table:table-cell table:number-columns-repeated="57"/>
        </table:table-row>
        <table:table-row table:style-name="ro3">
          <table:table-cell table:number-columns-repeated="57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9:Sheet1.A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9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="Arial Narrow" fo:font-family="'Arial Narrow'" style:font-style-name="Regular" style:font-family-generic="swiss" style:font-pitch="variable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talkCode" style:family="table-cell" style:parent-style-name="Default">
      <style:table-cell-properties fo:background-color="#ff9966"/>
      <style:text-properties fo:color="#800000" style:font-name="Courier 10 Pitch" fo:font-family="'Courier 10 Pitch'" style:font-style-name="Regular" style:font-pitch="fixed"/>
    </style:style>
    <style:style style:name="SmalltalkValue" style:family="table-cell" style:parent-style-name="SmalltalkCode">
      <style:table-cell-properties fo:background-color="#99ccff"/>
      <style:text-properties fo:color="#355e00"/>
    </style:style>
    <style:style style:name="SmalltalkLiteral" style:family="table-cell" style:parent-style-name="SmalltalkValue">
      <style:table-cell-properties fo:background-color="#99ccff"/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09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Lesson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Lesson1" style:family="table-cell" style:parent-style-name="Lesson">
      <style:table-cell-properties fo:border-bottom="0.06pt solid #000000" fo:border-left="0.54pt solid #000000" fo:border-right="none" fo:border-top="none"/>
    </style:style>
    <style:style style:name="Lesson6" style:family="table-cell" style:parent-style-name="Lesson">
      <style:table-cell-properties fo:border-bottom="0.06pt solid #000000" fo:border-left="0.31pt solid #000000" fo:border-right="none" fo:border-top="none"/>
    </style:style>
    <style:style style:name="Lesson7" style:family="table-cell" style:parent-style-name="Lesson">
      <style:table-cell-properties fo:border-bottom="0.06pt solid #000000" fo:border-left="none" fo:border-right="0.31pt solid #000000" fo:border-top="none"/>
    </style:style>
    <style:style style:name="Teacher" style:family="table-cell" style:parent-style-name="Default">
      <style:table-cell-properties fo:border-bottom="0.06pt solid #000000" fo:border-left="none" fo:border-right="none" fo:border-top="none"/>
    </style:style>
    <style:style style:name="TeacherRight" style:family="table-cell" style:parent-style-name="Teacher">
      <style:table-cell-properties fo:border-bottom="0.06pt solid #000000" fo:border-left="0.06pt solid #000000" fo:border-right="none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style:print-page-order="ltr" loext:scale-to-X="1" loext:scale-to-Y="2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.00.0000</text:date>, <text:time style:data-style-name="N2" text:time-value="14:42:02.0658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7-19T21:20:20</meta:creation-date>
    <dc:date>2016-12-23T14:42:38.191742000</dc:date>
    <dc:language>en-AU</dc:language>
    <meta:editing-cycles>96</meta:editing-cycles>
    <meta:editing-duration>PT10H16M50S</meta:editing-duration>
    <dc:creator>Andreas Brodbeck</dc:creator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